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.59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50.4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KFmod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tbi0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unif_int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tbi1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runif_int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tbi2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onstant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unif_int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tbi3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runif_int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tbi4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string" calcext:value-type="string">
            <text:p>unif_int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tbi5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runif_int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tbi6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6200" calcext:value-type="float">
            <text:p>6200</text:p>
          </table:table-cell>
          <table:table-cell office:value-type="string" calcext:value-type="string">
            <text:p>runif_int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tbi7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string" calcext:value-type="string">
            <text:p>runif_int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tbi8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constant</text:p>
          </table:table-cell>
          <table:table-cell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unif_int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tbi9</text:p>
          </table:table-cell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unif_int</text:p>
          </table:table-cell>
          <table:table-cell office:value-type="float" office:value="300000" calcext:value-type="float">
            <text:p>300000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1">
          <table:table-cell office:value-type="string" calcext:value-type="string">
            <text:p>tbi10</text:p>
          </table:table-cell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runif_int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tbi11</text:p>
          </table:table-cell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runif_int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tbi12</text:p>
          </table:table-cell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runif_int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tbi13</text:p>
          </table:table-cell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1400" calcext:value-type="float">
            <text:p>1400</text:p>
          </table:table-cell>
          <table:table-cell office:value-type="string" calcext:value-type="string">
            <text:p>runif_in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tbi14</text:p>
          </table:table-cell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3000" calcext:value-type="float">
            <text:p>3000</text:p>
          </table:table-cell>
          <table:table-cell office:value-type="string" calcext:value-type="string">
            <text:p>runif_int</text:p>
          </table:table-cell>
          <table:table-cell office:value-type="float" office:value="50000" calcext:value-type="float">
            <text:p>5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tbi15</text:p>
          </table:table-cell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6200" calcext:value-type="float">
            <text:p>6200</text:p>
          </table:table-cell>
          <table:table-cell office:value-type="string" calcext:value-type="string">
            <text:p>runif_int</text:p>
          </table:table-cell>
          <table:table-cell office:value-type="float" office:value="50000" calcext:value-type="float">
            <text:p>50000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tbi16</text:p>
          </table:table-cell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13000" calcext:value-type="float">
            <text:p>13000</text:p>
          </table:table-cell>
          <table:table-cell office:value-type="string" calcext:value-type="string">
            <text:p>runif_int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tbi17</text:p>
          </table:table-cell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20000" calcext:value-type="float">
            <text:p>20000</text:p>
          </table:table-cell>
          <table:table-cell office:value-type="string" calcext:value-type="string">
            <text:p>runif_in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tbi18</text:p>
          </table:table-cell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30000" calcext:value-type="float">
            <text:p>30000</text:p>
          </table:table-cell>
          <table:table-cell office:value-type="string" calcext:value-type="string">
            <text:p>runif_in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tbi19</text:p>
          </table:table-cell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40000" calcext:value-type="float">
            <text:p>40000</text:p>
          </table:table-cell>
          <table:table-cell office:value-type="string" calcext:value-type="string">
            <text:p>runif_in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tbi20</text:p>
          </table:table-cell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string" calcext:value-type="string">
            <text:p>runif_in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tbi21</text:p>
          </table:table-cell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60000" calcext:value-type="float">
            <text:p>60000</text:p>
          </table:table-cell>
          <table:table-cell office:value-type="string" calcext:value-type="string">
            <text:p>runif_in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tbi22</text:p>
          </table:table-cell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70000" calcext:value-type="float">
            <text:p>70000</text:p>
          </table:table-cell>
          <table:table-cell office:value-type="string" calcext:value-type="string">
            <text:p>runif_int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tbi2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runif_int</text:p>
          </table:table-cell>
          <table:table-cell office:value-type="float" office:value="550" calcext:value-type="float">
            <text:p>5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unif_flt</text:p>
          </table:table-cell>
          <table:table-cell office:value-type="float" office:value="0" calcext:value-type="float">
            <text:p>0</text:p>
          </table:table-cell>
          <table:table-cell office:value-type="float" office:value="0.000203" calcext:value-type="float">
            <text:p>0.000203</text:p>
          </table:table-cell>
        </table:table-row>
        <table:table-row table:style-name="ro1">
          <table:table-cell office:value-type="string" calcext:value-type="string">
            <text:p>tbi24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unif_int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runif_flt</text:p>
          </table:table-cell>
          <table:table-cell office:value-type="float" office:value="0" calcext:value-type="float">
            <text:p>0</text:p>
          </table:table-cell>
          <table:table-cell office:value-type="float" office:value="0.000093" calcext:value-type="float">
            <text:p>9.3E-05</text:p>
          </table:table-cell>
        </table:table-row>
        <table:table-row table:style-name="ro1">
          <table:table-cell office:value-type="string" calcext:value-type="string">
            <text:p>tbi25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unif_int</text:p>
          </table:table-cell>
          <table:table-cell office:value-type="float" office:value="5001" calcext:value-type="float">
            <text:p>5001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runif_flt</text:p>
          </table:table-cell>
          <table:table-cell office:value-type="float" office:value="0" calcext:value-type="float">
            <text:p>0</text:p>
          </table:table-cell>
          <table:table-cell office:value-type="float" office:value="0.000178" calcext:value-type="float">
            <text:p>0.000178</text:p>
          </table:table-cell>
        </table:table-row>
        <table:table-row table:style-name="ro1">
          <table:table-cell office:value-type="string" calcext:value-type="string">
            <text:p>tbi26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runif_int</text:p>
          </table:table-cell>
          <table:table-cell office:value-type="float" office:value="7001" calcext:value-type="float">
            <text:p>7001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rconstan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bi27</text:p>
          </table:table-cell>
          <table:table-cell office:value-type="string" calcext:value-type="string">
            <text:p>ej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runif_int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bi28</text:p>
          </table:table-cell>
          <table:table-cell office:value-type="string" calcext:value-type="string">
            <text:p>ej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unif_int</text:p>
          </table:table-cell>
          <table:table-cell office:value-type="float" office:value="40000" calcext:value-type="float">
            <text:p>40000</text:p>
          </table:table-cell>
          <table:table-cell office:value-type="float" office:value="90000" calcext:value-type="float">
            <text:p>90000</text:p>
          </table:table-cell>
          <table:table-cell table:number-columns-repeated="3"/>
        </table:table-row>
      </table:table>
      <table:table table:name="KF_demography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#Kir_demo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#Fol demo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059" calcext:value-type="float">
            <text:p>87059</text:p>
          </table:table-cell>
          <table:table-cell office:value-type="float" office:value="22789" calcext:value-type="float">
            <text:p>22789</text:p>
          </table:table-cell>
          <table:table-cell office:value-type="float" office:value="147901" calcext:value-type="float">
            <text:p>147901</text:p>
          </table:table-cell>
          <table:table-cell office:value-type="float" office:value="240000" calcext:value-type="float">
            <text:p>240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6268" calcext:value-type="float">
            <text:p>326268</text:p>
          </table:table-cell>
          <table:table-cell office:value-type="float" office:value="202724" calcext:value-type="float">
            <text:p>202724</text:p>
          </table:table-cell>
          <table:table-cell office:value-type="float" office:value="505102" calcext:value-type="float">
            <text:p>505102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8416" calcext:value-type="float">
            <text:p>88416</text:p>
          </table:table-cell>
          <table:table-cell office:value-type="float" office:value="29586" calcext:value-type="float">
            <text:p>29586</text:p>
          </table:table-cell>
          <table:table-cell office:value-type="float" office:value="147901" calcext:value-type="float">
            <text:p>14790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float" office:value="331684" calcext:value-type="float">
            <text:p>331684</text:p>
          </table:table-cell>
          <table:table-cell office:value-type="float" office:value="210722" calcext:value-type="float">
            <text:p>210722</text:p>
          </table:table-cell>
          <table:table-cell office:value-type="float" office:value="516677" calcext:value-type="float">
            <text:p>516677</text:p>
          </table:table-cell>
          <table:table-cell office:value-type="float" office:value="4700000" calcext:value-type="float">
            <text:p>4700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9462" calcext:value-type="float">
            <text:p>89462</text:p>
          </table:table-cell>
          <table:table-cell office:value-type="float" office:value="43401" calcext:value-type="float">
            <text:p>43401</text:p>
          </table:table-cell>
          <table:table-cell office:value-type="float" office:value="147901" calcext:value-type="float">
            <text:p>147901</text:p>
          </table:table-cell>
          <table:table-cell table:number-columns-repeated="2"/>
          <table:table-cell office:value-type="float" office:value="428" calcext:value-type="float">
            <text:p>428</text:p>
          </table:table-cell>
          <table:table-cell office:value-type="float" office:value="337615" calcext:value-type="float">
            <text:p>337615</text:p>
          </table:table-cell>
          <table:table-cell office:value-type="float" office:value="218581" calcext:value-type="float">
            <text:p>218581</text:p>
          </table:table-cell>
          <table:table-cell office:value-type="float" office:value="516677" calcext:value-type="float">
            <text:p>516677</text:p>
          </table:table-cell>
          <table:table-cell office:value-type="float" office:value="2200000" calcext:value-type="float">
            <text:p>22000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1109" calcext:value-type="float">
            <text:p>91109</text:p>
          </table:table-cell>
          <table:table-cell office:value-type="float" office:value="50584" calcext:value-type="float">
            <text:p>50584</text:p>
          </table:table-cell>
          <table:table-cell office:value-type="float" office:value="147901" calcext:value-type="float">
            <text:p>147901</text:p>
          </table:table-cell>
          <table:table-cell table:number-columns-repeated="2"/>
          <table:table-cell office:value-type="float" office:value="448" calcext:value-type="float">
            <text:p>448</text:p>
          </table:table-cell>
          <table:table-cell office:value-type="float" office:value="343144" calcext:value-type="float">
            <text:p>343144</text:p>
          </table:table-cell>
          <table:table-cell office:value-type="float" office:value="233346" calcext:value-type="float">
            <text:p>233346</text:p>
          </table:table-cell>
          <table:table-cell office:value-type="float" office:value="516677" calcext:value-type="float">
            <text:p>516677</text:p>
          </table:table-cell>
          <table:table-cell office:value-type="float" office:value="2100000" calcext:value-type="float">
            <text:p>21000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3512" calcext:value-type="float">
            <text:p>103512</text:p>
          </table:table-cell>
          <table:table-cell table:number-columns-repeated="4"/>
          <table:table-cell office:value-type="float" office:value="460" calcext:value-type="float">
            <text:p>460</text:p>
          </table:table-cell>
          <table:table-cell office:value-type="float" office:value="349157" calcext:value-type="float">
            <text:p>349157</text:p>
          </table:table-cell>
          <table:table-cell office:value-type="float" office:value="233346" calcext:value-type="float">
            <text:p>233346</text:p>
          </table:table-cell>
          <table:table-cell office:value-type="float" office:value="516677" calcext:value-type="float">
            <text:p>516677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0010" calcext:value-type="float">
            <text:p>70010</text:p>
          </table:table-cell>
          <table:table-cell table:number-columns-repeated="4"/>
          <table:table-cell office:value-type="float" office:value="509" calcext:value-type="float">
            <text:p>509</text:p>
          </table:table-cell>
          <table:table-cell office:value-type="float" office:value="354271" calcext:value-type="float">
            <text:p>354271</text:p>
          </table:table-cell>
          <table:table-cell office:value-type="float" office:value="235486" calcext:value-type="float">
            <text:p>235486</text:p>
          </table:table-cell>
          <table:table-cell office:value-type="float" office:value="516677" calcext:value-type="float">
            <text:p>516677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4734" calcext:value-type="float">
            <text:p>54734</text:p>
          </table:table-cell>
          <table:table-cell table:number-columns-repeated="4"/>
          <table:table-cell office:value-type="float" office:value="555" calcext:value-type="float">
            <text:p>555</text:p>
          </table:table-cell>
          <table:table-cell office:value-type="float" office:value="362519" calcext:value-type="float">
            <text:p>362519</text:p>
          </table:table-cell>
          <table:table-cell office:value-type="float" office:value="235486" calcext:value-type="float">
            <text:p>235486</text:p>
          </table:table-cell>
          <table:table-cell office:value-type="float" office:value="516677" calcext:value-type="float">
            <text:p>516677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313" calcext:value-type="float">
            <text:p>42313</text:p>
          </table:table-cell>
          <table:table-cell table:number-columns-repeated="4"/>
          <table:table-cell office:value-type="float" office:value="571" calcext:value-type="float">
            <text:p>571</text:p>
          </table:table-cell>
          <table:table-cell office:value-type="float" office:value="1445060" calcext:value-type="float">
            <text:p>144506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7262" calcext:value-type="float">
            <text:p>27262</text:p>
          </table:table-cell>
          <table:table-cell table:number-columns-repeated="4"/>
          <table:table-cell office:value-type="float" office:value="579" calcext:value-type="float">
            <text:p>579</text:p>
          </table:table-cell>
          <table:table-cell office:value-type="float" office:value="1340290" calcext:value-type="float">
            <text:p>134029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652" calcext:value-type="float">
            <text:p>16652</text:p>
          </table:table-cell>
          <table:table-cell table:number-columns-repeated="4"/>
          <table:table-cell office:value-type="float" office:value="583" calcext:value-type="float">
            <text:p>583</text:p>
          </table:table-cell>
          <table:table-cell office:value-type="float" office:value="1235230" calcext:value-type="float">
            <text:p>123523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509" calcext:value-type="float">
            <text:p>9509</text:p>
          </table:table-cell>
          <table:table-cell table:number-columns-repeated="4"/>
          <table:table-cell office:value-type="float" office:value="585" calcext:value-type="float">
            <text:p>585</text:p>
          </table:table-cell>
          <table:table-cell office:value-type="float" office:value="1087030" calcext:value-type="float">
            <text:p>108703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5540" calcext:value-type="float">
            <text:p>15540</text:p>
          </table:table-cell>
          <table:table-cell table:number-columns-repeated="4"/>
          <table:table-cell office:value-type="float" office:value="587" calcext:value-type="float">
            <text:p>587</text:p>
          </table:table-cell>
          <table:table-cell office:value-type="float" office:value="952449" calcext:value-type="float">
            <text:p>952449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882" calcext:value-type="float">
            <text:p>20882</text:p>
          </table:table-cell>
          <table:table-cell table:number-columns-repeated="4"/>
          <table:table-cell office:value-type="float" office:value="592" calcext:value-type="float">
            <text:p>592</text:p>
          </table:table-cell>
          <table:table-cell office:value-type="float" office:value="838493" calcext:value-type="float">
            <text:p>838493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6827" calcext:value-type="float">
            <text:p>26827</text:p>
          </table:table-cell>
          <table:table-cell table:number-columns-repeated="4"/>
          <table:table-cell office:value-type="float" office:value="597" calcext:value-type="float">
            <text:p>597</text:p>
          </table:table-cell>
          <table:table-cell office:value-type="float" office:value="723438" calcext:value-type="float">
            <text:p>723438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8570" calcext:value-type="float">
            <text:p>38570</text:p>
          </table:table-cell>
          <table:table-cell table:number-columns-repeated="4"/>
          <table:table-cell office:value-type="float" office:value="601" calcext:value-type="float">
            <text:p>601</text:p>
          </table:table-cell>
          <table:table-cell office:value-type="float" office:value="610030" calcext:value-type="float">
            <text:p>61003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8215" calcext:value-type="float">
            <text:p>48215</text:p>
          </table:table-cell>
          <table:table-cell table:number-columns-repeated="4"/>
          <table:table-cell office:value-type="float" office:value="610" calcext:value-type="float">
            <text:p>610</text:p>
          </table:table-cell>
          <table:table-cell office:value-type="float" office:value="345547" calcext:value-type="float">
            <text:p>345547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7471" calcext:value-type="float">
            <text:p>57471</text:p>
          </table:table-cell>
          <table:table-cell table:number-columns-repeated="4"/>
          <table:table-cell office:value-type="float" office:value="611" calcext:value-type="float">
            <text:p>611</text:p>
          </table:table-cell>
          <table:table-cell office:value-type="float" office:value="302287" calcext:value-type="float">
            <text:p>302287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5827" calcext:value-type="float">
            <text:p>65827</text:p>
          </table:table-cell>
          <table:table-cell table:number-columns-repeated="4"/>
          <table:table-cell office:value-type="float" office:value="612" calcext:value-type="float">
            <text:p>612</text:p>
          </table:table-cell>
          <table:table-cell office:value-type="float" office:value="261371" calcext:value-type="float">
            <text:p>26137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2544" calcext:value-type="float">
            <text:p>72544</text:p>
          </table:table-cell>
          <table:table-cell table:number-columns-repeated="4"/>
          <table:table-cell office:value-type="float" office:value="613" calcext:value-type="float">
            <text:p>613</text:p>
          </table:table-cell>
          <table:table-cell office:value-type="float" office:value="232777" calcext:value-type="float">
            <text:p>232777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7739" calcext:value-type="float">
            <text:p>77739</text:p>
          </table:table-cell>
          <table:table-cell table:number-columns-repeated="4"/>
          <table:table-cell office:value-type="float" office:value="614" calcext:value-type="float">
            <text:p>614</text:p>
          </table:table-cell>
          <table:table-cell office:value-type="float" office:value="201252" calcext:value-type="float">
            <text:p>201252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4487" calcext:value-type="float">
            <text:p>84487</text:p>
          </table:table-cell>
          <table:table-cell table:number-columns-repeated="4"/>
          <table:table-cell office:value-type="float" office:value="615" calcext:value-type="float">
            <text:p>615</text:p>
          </table:table-cell>
          <table:table-cell office:value-type="float" office:value="152987" calcext:value-type="float">
            <text:p>152987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9630" calcext:value-type="float">
            <text:p>89630</text:p>
          </table:table-cell>
          <table:table-cell table:number-columns-repeated="4"/>
          <table:table-cell office:value-type="float" office:value="616" calcext:value-type="float">
            <text:p>616</text:p>
          </table:table-cell>
          <table:table-cell office:value-type="float" office:value="114385" calcext:value-type="float">
            <text:p>114385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6366" calcext:value-type="float">
            <text:p>96366</text:p>
          </table:table-cell>
          <table:table-cell table:number-columns-repeated="4"/>
          <table:table-cell office:value-type="float" office:value="617" calcext:value-type="float">
            <text:p>617</text:p>
          </table:table-cell>
          <table:table-cell office:value-type="float" office:value="97033" calcext:value-type="float">
            <text:p>97033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7166" calcext:value-type="float">
            <text:p>97166</text:p>
          </table:table-cell>
          <table:table-cell office:value-type="float" office:value="73396" calcext:value-type="float">
            <text:p>73396</text:p>
          </table:table-cell>
          <table:table-cell office:value-type="float" office:value="120223" calcext:value-type="float">
            <text:p>120223</text:p>
          </table:table-cell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91697" calcext:value-type="float">
            <text:p>91697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0886" calcext:value-type="float">
            <text:p>90886</text:p>
          </table:table-cell>
          <table:table-cell table:number-columns-repeated="4"/>
          <table:table-cell office:value-type="float" office:value="619" calcext:value-type="float">
            <text:p>619</text:p>
          </table:table-cell>
          <table:table-cell office:value-type="float" office:value="88336" calcext:value-type="float">
            <text:p>88336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2539" calcext:value-type="float">
            <text:p>102539</text:p>
          </table:table-cell>
          <table:table-cell office:value-type="float" office:value="77111" calcext:value-type="float">
            <text:p>77111</text:p>
          </table:table-cell>
          <table:table-cell office:value-type="float" office:value="124881" calcext:value-type="float">
            <text:p>124881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float" office:value="85540" calcext:value-type="float">
            <text:p>85540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4798" calcext:value-type="float">
            <text:p>84798</text:p>
          </table:table-cell>
          <table:table-cell table:number-columns-repeated="4"/>
          <table:table-cell office:value-type="float" office:value="623" calcext:value-type="float">
            <text:p>623</text:p>
          </table:table-cell>
          <table:table-cell office:value-type="float" office:value="82899" calcext:value-type="float">
            <text:p>82899</text:p>
          </table:table-cell>
          <table:table-cell table:number-columns-repeated="3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07612" calcext:value-type="float">
            <text:p>107612</text:p>
          </table:table-cell>
          <table:table-cell office:value-type="float" office:value="80878" calcext:value-type="float">
            <text:p>80878</text:p>
          </table:table-cell>
          <table:table-cell office:value-type="float" office:value="132831" calcext:value-type="float">
            <text:p>132831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80977" calcext:value-type="float">
            <text:p>80977</text:p>
          </table:table-cell>
          <table:table-cell table:number-columns-repeated="3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12639" calcext:value-type="float">
            <text:p>112639</text:p>
          </table:table-cell>
          <table:table-cell office:value-type="float" office:value="99753" calcext:value-type="float">
            <text:p>99753</text:p>
          </table:table-cell>
          <table:table-cell office:value-type="float" office:value="178646" calcext:value-type="float">
            <text:p>178646</text:p>
          </table:table-cell>
          <table:table-cell table:number-columns-repeated="2"/>
          <table:table-cell office:value-type="float" office:value="631" calcext:value-type="float">
            <text:p>631</text:p>
          </table:table-cell>
          <table:table-cell office:value-type="float" office:value="82942" calcext:value-type="float">
            <text:p>82942</text:p>
          </table:table-cell>
          <table:table-cell table:number-columns-repeated="3"/>
        </table:table-row>
        <table:table-row table:style-name="ro1">
          <table:table-cell office:value-type="float" office:value="6045" calcext:value-type="float">
            <text:p>6045</text:p>
          </table:table-cell>
          <table:table-cell office:value-type="float" office:value="107612" calcext:value-type="float">
            <text:p>107612</text:p>
          </table:table-cell>
          <table:table-cell office:value-type="float" office:value="51930" calcext:value-type="float">
            <text:p>51930</text:p>
          </table:table-cell>
          <table:table-cell office:value-type="float" office:value="152404" calcext:value-type="float">
            <text:p>152404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office:value-type="float" office:value="84957" calcext:value-type="float">
            <text:p>84957</text:p>
          </table:table-cell>
          <table:table-cell table:number-columns-repeated="3"/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float" office:value="102539" calcext:value-type="float">
            <text:p>102539</text:p>
          </table:table-cell>
          <table:table-cell office:value-type="float" office:value="42255" calcext:value-type="float">
            <text:p>42255</text:p>
          </table:table-cell>
          <table:table-cell office:value-type="float" office:value="134888" calcext:value-type="float">
            <text:p>134888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85979" calcext:value-type="float">
            <text:p>85979</text:p>
          </table:table-cell>
          <table:table-cell table:number-columns-repeated="3"/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float" office:value="96623" calcext:value-type="float">
            <text:p>96623</text:p>
          </table:table-cell>
          <table:table-cell office:value-type="float" office:value="39172" calcext:value-type="float">
            <text:p>39172</text:p>
          </table:table-cell>
          <table:table-cell office:value-type="float" office:value="129000" calcext:value-type="float">
            <text:p>129000</text:p>
          </table:table-cell>
          <table:table-cell table:number-columns-repeated="2"/>
          <table:table-cell office:value-type="float" office:value="635" calcext:value-type="float">
            <text:p>635</text:p>
          </table:table-cell>
          <table:table-cell office:value-type="float" office:value="90183" calcext:value-type="float">
            <text:p>90183</text:p>
          </table:table-cell>
          <table:table-cell table:number-columns-repeated="3"/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80144" calcext:value-type="float">
            <text:p>80144</text:p>
          </table:table-cell>
          <table:table-cell office:value-type="float" office:value="39172" calcext:value-type="float">
            <text:p>39172</text:p>
          </table:table-cell>
          <table:table-cell office:value-type="float" office:value="129000" calcext:value-type="float">
            <text:p>129000</text:p>
          </table:table-cell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91275" calcext:value-type="float">
            <text:p>91275</text:p>
          </table:table-cell>
          <table:table-cell table:number-columns-repeated="3"/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float" office:value="74347" calcext:value-type="float">
            <text:p>74347</text:p>
          </table:table-cell>
          <table:table-cell office:value-type="float" office:value="42255" calcext:value-type="float">
            <text:p>42255</text:p>
          </table:table-cell>
          <table:table-cell office:value-type="float" office:value="129000" calcext:value-type="float">
            <text:p>129000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 office:value-type="float" office:value="92500" calcext:value-type="float">
            <text:p>92500</text:p>
          </table:table-cell>
          <table:table-cell table:number-columns-repeated="3"/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float" office:value="67538" calcext:value-type="float">
            <text:p>67538</text:p>
          </table:table-cell>
          <table:table-cell office:value-type="float" office:value="42255" calcext:value-type="float">
            <text:p>42255</text:p>
          </table:table-cell>
          <table:table-cell office:value-type="float" office:value="127740" calcext:value-type="float">
            <text:p>127740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96366" calcext:value-type="float">
            <text:p>96366</text:p>
          </table:table-cell>
          <table:table-cell table:number-columns-repeated="3"/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62110" calcext:value-type="float">
            <text:p>62110</text:p>
          </table:table-cell>
          <table:table-cell office:value-type="float" office:value="39172" calcext:value-type="float">
            <text:p>39172</text:p>
          </table:table-cell>
          <table:table-cell office:value-type="float" office:value="124977" calcext:value-type="float">
            <text:p>124977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0362" calcext:value-type="float">
            <text:p>100362</text:p>
          </table:table-cell>
          <table:table-cell table:number-columns-repeated="3"/>
        </table:table-row>
        <table:table-row table:style-name="ro1">
          <table:table-cell office:value-type="float" office:value="7934" calcext:value-type="float">
            <text:p>7934</text:p>
          </table:table-cell>
          <table:table-cell office:value-type="float" office:value="57052" calcext:value-type="float">
            <text:p>57052</text:p>
          </table:table-cell>
          <table:table-cell office:value-type="float" office:value="34950" calcext:value-type="float">
            <text:p>34950</text:p>
          </table:table-cell>
          <table:table-cell office:value-type="float" office:value="114763" calcext:value-type="float">
            <text:p>114763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108871" calcext:value-type="float">
            <text:p>108871</text:p>
          </table:table-cell>
          <table:table-cell table:number-columns-repeated="3"/>
        </table:table-row>
        <table:table-row table:style-name="ro1">
          <table:table-cell office:value-type="float" office:value="9823" calcext:value-type="float">
            <text:p>9823</text:p>
          </table:table-cell>
          <table:table-cell office:value-type="float" office:value="52030" calcext:value-type="float">
            <text:p>52030</text:p>
          </table:table-cell>
          <table:table-cell office:value-type="float" office:value="22039" calcext:value-type="float">
            <text:p>22039</text:p>
          </table:table-cell>
          <table:table-cell office:value-type="float" office:value="80144" calcext:value-type="float">
            <text:p>80144</text:p>
          </table:table-cell>
          <table:table-cell table:number-columns-repeated="2"/>
          <table:table-cell office:value-type="float" office:value="643" calcext:value-type="float">
            <text:p>643</text:p>
          </table:table-cell>
          <table:table-cell office:value-type="float" office:value="116468" calcext:value-type="float">
            <text:p>116468</text:p>
          </table:table-cell>
          <table:table-cell table:number-columns-repeated="3"/>
        </table:table-row>
        <table:table-row table:style-name="ro1">
          <table:table-cell office:value-type="float" office:value="11258" calcext:value-type="float">
            <text:p>11258</text:p>
          </table:table-cell>
          <table:table-cell office:value-type="float" office:value="46853" calcext:value-type="float">
            <text:p>46853</text:p>
          </table:table-cell>
          <table:table-cell office:value-type="float" office:value="9411" calcext:value-type="float">
            <text:p>9411</text:p>
          </table:table-cell>
          <table:table-cell office:value-type="float" office:value="67248" calcext:value-type="float">
            <text:p>67248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float" office:value="148171" calcext:value-type="float">
            <text:p>148171</text:p>
          </table:table-cell>
          <table:table-cell table:number-columns-repeated="3"/>
        </table:table-row>
        <table:table-row table:style-name="ro1">
          <table:table-cell office:value-type="float" office:value="11382" calcext:value-type="float">
            <text:p>11382</text:p>
          </table:table-cell>
          <table:table-cell office:value-type="float" office:value="41789" calcext:value-type="float">
            <text:p>41789</text:p>
          </table:table-cell>
          <table:table-cell office:value-type="float" office:value="9194" calcext:value-type="float">
            <text:p>9194</text:p>
          </table:table-cell>
          <table:table-cell office:value-type="float" office:value="67248" calcext:value-type="float">
            <text:p>67248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office:value-type="float" office:value="156043" calcext:value-type="float">
            <text:p>156043</text:p>
          </table:table-cell>
          <table:table-cell table:number-columns-repeated="3"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float" office:value="36710" calcext:value-type="float">
            <text:p>36710</text:p>
          </table:table-cell>
          <table:table-cell office:value-type="float" office:value="9334" calcext:value-type="float">
            <text:p>9334</text:p>
          </table:table-cell>
          <table:table-cell office:value-type="float" office:value="67248" calcext:value-type="float">
            <text:p>67248</text:p>
          </table:table-cell>
          <table:table-cell table:number-columns-repeated="2"/>
          <table:table-cell office:value-type="float" office:value="646" calcext:value-type="float">
            <text:p>646</text:p>
          </table:table-cell>
          <table:table-cell office:value-type="float" office:value="175624" calcext:value-type="float">
            <text:p>175624</text:p>
          </table:table-cell>
          <table:table-cell table:number-columns-repeated="3"/>
        </table:table-row>
        <table:table-row table:style-name="ro1">
          <table:table-cell office:value-type="float" office:value="11478" calcext:value-type="float">
            <text:p>11478</text:p>
          </table:table-cell>
          <table:table-cell office:value-type="float" office:value="31088" calcext:value-type="float">
            <text:p>31088</text:p>
          </table:table-cell>
          <table:table-cell office:value-type="float" office:value="9165" calcext:value-type="float">
            <text:p>9165</text:p>
          </table:table-cell>
          <table:table-cell office:value-type="float" office:value="67248" calcext:value-type="float">
            <text:p>67248</text:p>
          </table:table-cell>
          <table:table-cell table:number-columns-repeated="2"/>
          <table:table-cell office:value-type="float" office:value="647" calcext:value-type="float">
            <text:p>647</text:p>
          </table:table-cell>
          <table:table-cell office:value-type="float" office:value="194834" calcext:value-type="float">
            <text:p>194834</text:p>
          </table:table-cell>
          <table:table-cell table:number-columns-repeated="3"/>
        </table:table-row>
        <table:table-row table:style-name="ro1">
          <table:table-cell office:value-type="float" office:value="11515" calcext:value-type="float">
            <text:p>11515</text:p>
          </table:table-cell>
          <table:table-cell office:value-type="float" office:value="25886" calcext:value-type="float">
            <text:p>25886</text:p>
          </table:table-cell>
          <table:table-cell office:value-type="float" office:value="9159" calcext:value-type="float">
            <text:p>9159</text:p>
          </table:table-cell>
          <table:table-cell office:value-type="float" office:value="67209" calcext:value-type="float">
            <text:p>67209</text:p>
          </table:table-cell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233764" calcext:value-type="float">
            <text:p>233764</text:p>
          </table:table-cell>
          <table:table-cell table:number-columns-repeated="3"/>
        </table:table-row>
        <table:table-row table:style-name="ro1">
          <table:table-cell office:value-type="float" office:value="11704" calcext:value-type="float">
            <text:p>11704</text:p>
          </table:table-cell>
          <table:table-cell office:value-type="float" office:value="20720" calcext:value-type="float">
            <text:p>20720</text:p>
          </table:table-cell>
          <table:table-cell office:value-type="float" office:value="9101" calcext:value-type="float">
            <text:p>9101</text:p>
          </table:table-cell>
          <table:table-cell office:value-type="float" office:value="67209" calcext:value-type="float">
            <text:p>67209</text:p>
          </table:table-cell>
          <table:table-cell table:number-columns-repeated="2"/>
          <table:table-cell office:value-type="float" office:value="649" calcext:value-type="float">
            <text:p>649</text:p>
          </table:table-cell>
          <table:table-cell office:value-type="float" office:value="290195" calcext:value-type="float">
            <text:p>290195</text:p>
          </table:table-cell>
          <table:table-cell table:number-columns-repeated="3"/>
        </table:table-row>
        <table:table-row table:style-name="ro1">
          <table:table-cell office:value-type="float" office:value="12047" calcext:value-type="float">
            <text:p>12047</text:p>
          </table:table-cell>
          <table:table-cell office:value-type="float" office:value="15678" calcext:value-type="float">
            <text:p>15678</text:p>
          </table:table-cell>
          <table:table-cell office:value-type="float" office:value="7460" calcext:value-type="float">
            <text:p>7460</text:p>
          </table:table-cell>
          <table:table-cell office:value-type="float" office:value="65672" calcext:value-type="float">
            <text:p>65672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356311" calcext:value-type="float">
            <text:p>356311</text:p>
          </table:table-cell>
          <table:table-cell table:number-columns-repeated="3"/>
        </table:table-row>
        <table:table-row table:style-name="ro1">
          <table:table-cell office:value-type="float" office:value="14014" calcext:value-type="float">
            <text:p>14014</text:p>
          </table:table-cell>
          <table:table-cell office:value-type="float" office:value="20720" calcext:value-type="float">
            <text:p>20720</text:p>
          </table:table-cell>
          <table:table-cell office:value-type="float" office:value="8474" calcext:value-type="float">
            <text:p>8474</text:p>
          </table:table-cell>
          <table:table-cell office:value-type="float" office:value="82439" calcext:value-type="float">
            <text:p>82439</text:p>
          </table:table-cell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436378" calcext:value-type="float">
            <text:p>436378</text:p>
          </table:table-cell>
          <table:table-cell table:number-columns-repeated="3"/>
        </table:table-row>
        <table:table-row table:style-name="ro1">
          <table:table-cell office:value-type="float" office:value="18927" calcext:value-type="float">
            <text:p>18927</text:p>
          </table:table-cell>
          <table:table-cell office:value-type="float" office:value="15394" calcext:value-type="float">
            <text:p>15394</text:p>
          </table:table-cell>
          <table:table-cell office:value-type="float" office:value="43654" calcext:value-type="float">
            <text:p>43654</text:p>
          </table:table-cell>
          <table:table-cell table:number-columns-repeated="3"/>
          <table:table-cell office:value-type="float" office:value="652" calcext:value-type="float">
            <text:p>652</text:p>
          </table:table-cell>
          <table:table-cell office:value-type="float" office:value="631838" calcext:value-type="float">
            <text:p>631838</text:p>
          </table:table-cell>
          <table:table-cell table:number-columns-repeated="3"/>
        </table:table-row>
        <table:table-row table:style-name="ro1">
          <table:table-cell office:value-type="float" office:value="19567" calcext:value-type="float">
            <text:p>19567</text:p>
          </table:table-cell>
          <table:table-cell office:value-type="float" office:value="9800" calcext:value-type="float">
            <text:p>9800</text:p>
          </table:table-cell>
          <table:table-cell office:value-type="float" office:value="33290" calcext:value-type="float">
            <text:p>33290</text:p>
          </table:table-cell>
          <table:table-cell table:number-columns-repeated="3"/>
          <table:table-cell office:value-type="float" office:value="653" calcext:value-type="float">
            <text:p>653</text:p>
          </table:table-cell>
          <table:table-cell office:value-type="float" office:value="754656" calcext:value-type="float">
            <text:p>754656</text:p>
          </table:table-cell>
          <table:table-cell table:number-columns-repeated="3"/>
        </table:table-row>
        <table:table-row table:style-name="ro1">
          <table:table-cell office:value-type="float" office:value="20025" calcext:value-type="float">
            <text:p>20025</text:p>
          </table:table-cell>
          <table:table-cell office:value-type="float" office:value="4765" calcext:value-type="float">
            <text:p>4765</text:p>
          </table:table-cell>
          <table:table-cell office:value-type="float" office:value="29398" calcext:value-type="float">
            <text:p>29398</text:p>
          </table:table-cell>
          <table:table-cell table:number-columns-repeated="3"/>
          <table:table-cell office:value-type="float" office:value="654" calcext:value-type="float">
            <text:p>654</text:p>
          </table:table-cell>
          <table:table-cell office:value-type="float" office:value="934328" calcext:value-type="float">
            <text:p>93432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55" calcext:value-type="float">
            <text:p>655</text:p>
          </table:table-cell>
          <table:table-cell office:value-type="float" office:value="1046790" calcext:value-type="float">
            <text:p>104679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57" calcext:value-type="float">
            <text:p>657</text:p>
          </table:table-cell>
          <table:table-cell office:value-type="float" office:value="1310140" calcext:value-type="float">
            <text:p>131014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60" calcext:value-type="float">
            <text:p>660</text:p>
          </table:table-cell>
          <table:table-cell office:value-type="float" office:value="1458960" calcext:value-type="float">
            <text:p>145896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64" calcext:value-type="float">
            <text:p>664</text:p>
          </table:table-cell>
          <table:table-cell office:value-type="float" office:value="1597230" calcext:value-type="float">
            <text:p>159723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67" calcext:value-type="float">
            <text:p>667</text:p>
          </table:table-cell>
          <table:table-cell office:value-type="float" office:value="1806510" calcext:value-type="float">
            <text:p>180651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1978030" calcext:value-type="float">
            <text:p>197803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72" calcext:value-type="float">
            <text:p>672</text:p>
          </table:table-cell>
          <table:table-cell office:value-type="float" office:value="2142050" calcext:value-type="float">
            <text:p>214205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76" calcext:value-type="float">
            <text:p>676</text:p>
          </table:table-cell>
          <table:table-cell office:value-type="float" office:value="2343110" calcext:value-type="float">
            <text:p>234311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91" calcext:value-type="float">
            <text:p>791</text:p>
          </table:table-cell>
          <table:table-cell office:value-type="float" office:value="363729" calcext:value-type="float">
            <text:p>363729</text:p>
          </table:table-cell>
          <table:table-cell office:value-type="float" office:value="180517" calcext:value-type="float">
            <text:p>180517</text:p>
          </table:table-cell>
          <table:table-cell office:value-type="float" office:value="516677" calcext:value-type="float">
            <text:p>5166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04" calcext:value-type="float">
            <text:p>804</text:p>
          </table:table-cell>
          <table:table-cell office:value-type="float" office:value="358042" calcext:value-type="float">
            <text:p>358042</text:p>
          </table:table-cell>
          <table:table-cell office:value-type="float" office:value="178301" calcext:value-type="float">
            <text:p>178301</text:p>
          </table:table-cell>
          <table:table-cell office:value-type="float" office:value="516677" calcext:value-type="float">
            <text:p>5166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834" calcext:value-type="float">
            <text:p>834</text:p>
          </table:table-cell>
          <table:table-cell office:value-type="float" office:value="352665" calcext:value-type="float">
            <text:p>352665</text:p>
          </table:table-cell>
          <table:table-cell office:value-type="float" office:value="158411" calcext:value-type="float">
            <text:p>158411</text:p>
          </table:table-cell>
          <table:table-cell office:value-type="float" office:value="516677" calcext:value-type="float">
            <text:p>5166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917" calcext:value-type="float">
            <text:p>917</text:p>
          </table:table-cell>
          <table:table-cell office:value-type="float" office:value="346690" calcext:value-type="float">
            <text:p>346690</text:p>
          </table:table-cell>
          <table:table-cell office:value-type="float" office:value="154848" calcext:value-type="float">
            <text:p>154848</text:p>
          </table:table-cell>
          <table:table-cell office:value-type="float" office:value="516677" calcext:value-type="float">
            <text:p>5166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927" calcext:value-type="float">
            <text:p>927</text:p>
          </table:table-cell>
          <table:table-cell office:value-type="float" office:value="341133" calcext:value-type="float">
            <text:p>341133</text:p>
          </table:table-cell>
          <table:table-cell office:value-type="float" office:value="147859" calcext:value-type="float">
            <text:p>147859</text:p>
          </table:table-cell>
          <table:table-cell office:value-type="float" office:value="516677" calcext:value-type="float">
            <text:p>5166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81" calcext:value-type="float">
            <text:p>1081</text:p>
          </table:table-cell>
          <table:table-cell office:value-type="float" office:value="331182" calcext:value-type="float">
            <text:p>331182</text:p>
          </table:table-cell>
          <table:table-cell office:value-type="float" office:value="135931" calcext:value-type="float">
            <text:p>135931</text:p>
          </table:table-cell>
          <table:table-cell office:value-type="float" office:value="503894" calcext:value-type="float">
            <text:p>50389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26" calcext:value-type="float">
            <text:p>1126</text:p>
          </table:table-cell>
          <table:table-cell office:value-type="float" office:value="326042" calcext:value-type="float">
            <text:p>326042</text:p>
          </table:table-cell>
          <table:table-cell office:value-type="float" office:value="122319" calcext:value-type="float">
            <text:p>122319</text:p>
          </table:table-cell>
          <table:table-cell office:value-type="float" office:value="502118" calcext:value-type="float">
            <text:p>5021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163" calcext:value-type="float">
            <text:p>1163</text:p>
          </table:table-cell>
          <table:table-cell office:value-type="float" office:value="318260" calcext:value-type="float">
            <text:p>318260</text:p>
          </table:table-cell>
          <table:table-cell office:value-type="float" office:value="101820" calcext:value-type="float">
            <text:p>101820</text:p>
          </table:table-cell>
          <table:table-cell office:value-type="float" office:value="497407" calcext:value-type="float">
            <text:p>49740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45" calcext:value-type="float">
            <text:p>1245</text:p>
          </table:table-cell>
          <table:table-cell office:value-type="float" office:value="313213" calcext:value-type="float">
            <text:p>313213</text:p>
          </table:table-cell>
          <table:table-cell office:value-type="float" office:value="97626" calcext:value-type="float">
            <text:p>97626</text:p>
          </table:table-cell>
          <table:table-cell office:value-type="float" office:value="446387" calcext:value-type="float">
            <text:p>4463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51" calcext:value-type="float">
            <text:p>1251</text:p>
          </table:table-cell>
          <table:table-cell office:value-type="float" office:value="307074" calcext:value-type="float">
            <text:p>307074</text:p>
          </table:table-cell>
          <table:table-cell office:value-type="float" office:value="96327" calcext:value-type="float">
            <text:p>96327</text:p>
          </table:table-cell>
          <table:table-cell office:value-type="float" office:value="443993" calcext:value-type="float">
            <text:p>4439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266" calcext:value-type="float">
            <text:p>1266</text:p>
          </table:table-cell>
          <table:table-cell office:value-type="float" office:value="297227" calcext:value-type="float">
            <text:p>297227</text:p>
          </table:table-cell>
          <table:table-cell office:value-type="float" office:value="96327" calcext:value-type="float">
            <text:p>96327</text:p>
          </table:table-cell>
          <table:table-cell office:value-type="float" office:value="443993" calcext:value-type="float">
            <text:p>4439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1" calcext:value-type="float">
            <text:p>1321</text:p>
          </table:table-cell>
          <table:table-cell office:value-type="float" office:value="289492" calcext:value-type="float">
            <text:p>289492</text:p>
          </table:table-cell>
          <table:table-cell office:value-type="float" office:value="96280" calcext:value-type="float">
            <text:p>96280</text:p>
          </table:table-cell>
          <table:table-cell office:value-type="float" office:value="442053" calcext:value-type="float">
            <text:p>4420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328" calcext:value-type="float">
            <text:p>1328</text:p>
          </table:table-cell>
          <table:table-cell office:value-type="float" office:value="284193" calcext:value-type="float">
            <text:p>284193</text:p>
          </table:table-cell>
          <table:table-cell office:value-type="float" office:value="95110" calcext:value-type="float">
            <text:p>95110</text:p>
          </table:table-cell>
          <table:table-cell office:value-type="float" office:value="442053" calcext:value-type="float">
            <text:p>4420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405" calcext:value-type="float">
            <text:p>1405</text:p>
          </table:table-cell>
          <table:table-cell office:value-type="float" office:value="277187" calcext:value-type="float">
            <text:p>277187</text:p>
          </table:table-cell>
          <table:table-cell office:value-type="float" office:value="94478" calcext:value-type="float">
            <text:p>94478</text:p>
          </table:table-cell>
          <table:table-cell office:value-type="float" office:value="442053" calcext:value-type="float">
            <text:p>4420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547" calcext:value-type="float">
            <text:p>1547</text:p>
          </table:table-cell>
          <table:table-cell office:value-type="float" office:value="270881" calcext:value-type="float">
            <text:p>270881</text:p>
          </table:table-cell>
          <table:table-cell office:value-type="float" office:value="92296" calcext:value-type="float">
            <text:p>92296</text:p>
          </table:table-cell>
          <table:table-cell office:value-type="float" office:value="442053" calcext:value-type="float">
            <text:p>44205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47" calcext:value-type="float">
            <text:p>1647</text:p>
          </table:table-cell>
          <table:table-cell office:value-type="float" office:value="264631" calcext:value-type="float">
            <text:p>264631</text:p>
          </table:table-cell>
          <table:table-cell office:value-type="float" office:value="88937" calcext:value-type="float">
            <text:p>88937</text:p>
          </table:table-cell>
          <table:table-cell office:value-type="float" office:value="436900" calcext:value-type="float">
            <text:p>43690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57" calcext:value-type="float">
            <text:p>1657</text:p>
          </table:table-cell>
          <table:table-cell office:value-type="float" office:value="258298" calcext:value-type="float">
            <text:p>258298</text:p>
          </table:table-cell>
          <table:table-cell office:value-type="float" office:value="86576" calcext:value-type="float">
            <text:p>86576</text:p>
          </table:table-cell>
          <table:table-cell office:value-type="float" office:value="433110" calcext:value-type="float">
            <text:p>43311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660" calcext:value-type="float">
            <text:p>1660</text:p>
          </table:table-cell>
          <table:table-cell office:value-type="float" office:value="248649" calcext:value-type="float">
            <text:p>248649</text:p>
          </table:table-cell>
          <table:table-cell office:value-type="float" office:value="85582" calcext:value-type="float">
            <text:p>85582</text:p>
          </table:table-cell>
          <table:table-cell office:value-type="float" office:value="431072" calcext:value-type="float">
            <text:p>4310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07" calcext:value-type="float">
            <text:p>1707</text:p>
          </table:table-cell>
          <table:table-cell office:value-type="float" office:value="242051" calcext:value-type="float">
            <text:p>242051</text:p>
          </table:table-cell>
          <table:table-cell office:value-type="float" office:value="83406" calcext:value-type="float">
            <text:p>83406</text:p>
          </table:table-cell>
          <table:table-cell office:value-type="float" office:value="429045" calcext:value-type="float">
            <text:p>4290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09" calcext:value-type="float">
            <text:p>1709</text:p>
          </table:table-cell>
          <table:table-cell office:value-type="float" office:value="235545" calcext:value-type="float">
            <text:p>235545</text:p>
          </table:table-cell>
          <table:table-cell office:value-type="float" office:value="82884" calcext:value-type="float">
            <text:p>82884</text:p>
          </table:table-cell>
          <table:table-cell office:value-type="float" office:value="427929" calcext:value-type="float">
            <text:p>4279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18" calcext:value-type="float">
            <text:p>1718</text:p>
          </table:table-cell>
          <table:table-cell office:value-type="float" office:value="228781" calcext:value-type="float">
            <text:p>228781</text:p>
          </table:table-cell>
          <table:table-cell office:value-type="float" office:value="82059" calcext:value-type="float">
            <text:p>82059</text:p>
          </table:table-cell>
          <table:table-cell office:value-type="float" office:value="419156" calcext:value-type="float">
            <text:p>4191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49" calcext:value-type="float">
            <text:p>1749</text:p>
          </table:table-cell>
          <table:table-cell office:value-type="float" office:value="223174" calcext:value-type="float">
            <text:p>223174</text:p>
          </table:table-cell>
          <table:table-cell office:value-type="float" office:value="81544" calcext:value-type="float">
            <text:p>81544</text:p>
          </table:table-cell>
          <table:table-cell office:value-type="float" office:value="415643" calcext:value-type="float">
            <text:p>4156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63" calcext:value-type="float">
            <text:p>1763</text:p>
          </table:table-cell>
          <table:table-cell office:value-type="float" office:value="218010" calcext:value-type="float">
            <text:p>218010</text:p>
          </table:table-cell>
          <table:table-cell office:value-type="float" office:value="81010" calcext:value-type="float">
            <text:p>81010</text:p>
          </table:table-cell>
          <table:table-cell office:value-type="float" office:value="415643" calcext:value-type="float">
            <text:p>4156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71" calcext:value-type="float">
            <text:p>1771</text:p>
          </table:table-cell>
          <table:table-cell office:value-type="float" office:value="212979" calcext:value-type="float">
            <text:p>212979</text:p>
          </table:table-cell>
          <table:table-cell office:value-type="float" office:value="80373" calcext:value-type="float">
            <text:p>80373</text:p>
          </table:table-cell>
          <table:table-cell office:value-type="float" office:value="415643" calcext:value-type="float">
            <text:p>4156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78" calcext:value-type="float">
            <text:p>1778</text:p>
          </table:table-cell>
          <table:table-cell office:value-type="float" office:value="207121" calcext:value-type="float">
            <text:p>207121</text:p>
          </table:table-cell>
          <table:table-cell office:value-type="float" office:value="80138" calcext:value-type="float">
            <text:p>80138</text:p>
          </table:table-cell>
          <table:table-cell office:value-type="float" office:value="415643" calcext:value-type="float">
            <text:p>4156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87" calcext:value-type="float">
            <text:p>1787</text:p>
          </table:table-cell>
          <table:table-cell office:value-type="float" office:value="201907" calcext:value-type="float">
            <text:p>201907</text:p>
          </table:table-cell>
          <table:table-cell office:value-type="float" office:value="80015" calcext:value-type="float">
            <text:p>80015</text:p>
          </table:table-cell>
          <table:table-cell office:value-type="float" office:value="415643" calcext:value-type="float">
            <text:p>4156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793" calcext:value-type="float">
            <text:p>1793</text:p>
          </table:table-cell>
          <table:table-cell office:value-type="float" office:value="188707" calcext:value-type="float">
            <text:p>188707</text:p>
          </table:table-cell>
          <table:table-cell office:value-type="float" office:value="79130" calcext:value-type="float">
            <text:p>79130</text:p>
          </table:table-cell>
          <table:table-cell office:value-type="float" office:value="415643" calcext:value-type="float">
            <text:p>4156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03" calcext:value-type="float">
            <text:p>1803</text:p>
          </table:table-cell>
          <table:table-cell office:value-type="float" office:value="181056" calcext:value-type="float">
            <text:p>181056</text:p>
          </table:table-cell>
          <table:table-cell office:value-type="float" office:value="78845" calcext:value-type="float">
            <text:p>78845</text:p>
          </table:table-cell>
          <table:table-cell office:value-type="float" office:value="415643" calcext:value-type="float">
            <text:p>4156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18" calcext:value-type="float">
            <text:p>1818</text:p>
          </table:table-cell>
          <table:table-cell office:value-type="float" office:value="175742" calcext:value-type="float">
            <text:p>175742</text:p>
          </table:table-cell>
          <table:table-cell office:value-type="float" office:value="78832" calcext:value-type="float">
            <text:p>78832</text:p>
          </table:table-cell>
          <table:table-cell office:value-type="float" office:value="407860" calcext:value-type="float">
            <text:p>4078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32" calcext:value-type="float">
            <text:p>1832</text:p>
          </table:table-cell>
          <table:table-cell office:value-type="float" office:value="170705" calcext:value-type="float">
            <text:p>170705</text:p>
          </table:table-cell>
          <table:table-cell office:value-type="float" office:value="78798" calcext:value-type="float">
            <text:p>78798</text:p>
          </table:table-cell>
          <table:table-cell office:value-type="float" office:value="407860" calcext:value-type="float">
            <text:p>407860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47" calcext:value-type="float">
            <text:p>1847</text:p>
          </table:table-cell>
          <table:table-cell office:value-type="float" office:value="164820" calcext:value-type="float">
            <text:p>164820</text:p>
          </table:table-cell>
          <table:table-cell office:value-type="float" office:value="78441" calcext:value-type="float">
            <text:p>78441</text:p>
          </table:table-cell>
          <table:table-cell office:value-type="float" office:value="394948" calcext:value-type="float">
            <text:p>3949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58" calcext:value-type="float">
            <text:p>1858</text:p>
          </table:table-cell>
          <table:table-cell office:value-type="float" office:value="158696" calcext:value-type="float">
            <text:p>158696</text:p>
          </table:table-cell>
          <table:table-cell office:value-type="float" office:value="78441" calcext:value-type="float">
            <text:p>78441</text:p>
          </table:table-cell>
          <table:table-cell office:value-type="float" office:value="394948" calcext:value-type="float">
            <text:p>3949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74" calcext:value-type="float">
            <text:p>1874</text:p>
          </table:table-cell>
          <table:table-cell office:value-type="float" office:value="149945" calcext:value-type="float">
            <text:p>149945</text:p>
          </table:table-cell>
          <table:table-cell office:value-type="float" office:value="77975" calcext:value-type="float">
            <text:p>77975</text:p>
          </table:table-cell>
          <table:table-cell office:value-type="float" office:value="394948" calcext:value-type="float">
            <text:p>3949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87" calcext:value-type="float">
            <text:p>1887</text:p>
          </table:table-cell>
          <table:table-cell office:value-type="float" office:value="144391" calcext:value-type="float">
            <text:p>144391</text:p>
          </table:table-cell>
          <table:table-cell office:value-type="float" office:value="77563" calcext:value-type="float">
            <text:p>77563</text:p>
          </table:table-cell>
          <table:table-cell office:value-type="float" office:value="394948" calcext:value-type="float">
            <text:p>39494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897" calcext:value-type="float">
            <text:p>1897</text:p>
          </table:table-cell>
          <table:table-cell office:value-type="float" office:value="137516" calcext:value-type="float">
            <text:p>137516</text:p>
          </table:table-cell>
          <table:table-cell office:value-type="float" office:value="77307" calcext:value-type="float">
            <text:p>77307</text:p>
          </table:table-cell>
          <table:table-cell office:value-type="float" office:value="386766" calcext:value-type="float">
            <text:p>3867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05" calcext:value-type="float">
            <text:p>1905</text:p>
          </table:table-cell>
          <table:table-cell office:value-type="float" office:value="131505" calcext:value-type="float">
            <text:p>131505</text:p>
          </table:table-cell>
          <table:table-cell office:value-type="float" office:value="77307" calcext:value-type="float">
            <text:p>77307</text:p>
          </table:table-cell>
          <table:table-cell office:value-type="float" office:value="382657" calcext:value-type="float">
            <text:p>3826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15" calcext:value-type="float">
            <text:p>1915</text:p>
          </table:table-cell>
          <table:table-cell office:value-type="float" office:value="122319" calcext:value-type="float">
            <text:p>122319</text:p>
          </table:table-cell>
          <table:table-cell office:value-type="float" office:value="77307" calcext:value-type="float">
            <text:p>77307</text:p>
          </table:table-cell>
          <table:table-cell office:value-type="float" office:value="382657" calcext:value-type="float">
            <text:p>3826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25" calcext:value-type="float">
            <text:p>1925</text:p>
          </table:table-cell>
          <table:table-cell office:value-type="float" office:value="104475" calcext:value-type="float">
            <text:p>104475</text:p>
          </table:table-cell>
          <table:table-cell office:value-type="float" office:value="77307" calcext:value-type="float">
            <text:p>77307</text:p>
          </table:table-cell>
          <table:table-cell office:value-type="float" office:value="382657" calcext:value-type="float">
            <text:p>382657</text:p>
          </table:table-cell>
          <table:table-cell/>
        </table:table-row>
        <table:table-row table:style-name="ro1">
          <table:table-cell table:number-columns-repeated="6"/>
          <table:table-cell office:value-type="float" office:value="1955" calcext:value-type="float">
            <text:p>1955</text:p>
          </table:table-cell>
          <table:table-cell office:value-type="float" office:value="98036" calcext:value-type="float">
            <text:p>98036</text:p>
          </table:table-cell>
          <table:table-cell office:value-type="float" office:value="75417" calcext:value-type="float">
            <text:p>75417</text:p>
          </table:table-cell>
          <table:table-cell office:value-type="float" office:value="381750" calcext:value-type="float">
            <text:p>381750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19" calcext:value-type="float">
            <text:p>2019</text:p>
          </table:table-cell>
          <table:table-cell office:value-type="float" office:value="92886" calcext:value-type="float">
            <text:p>92886</text:p>
          </table:table-cell>
          <table:table-cell office:value-type="float" office:value="73088" calcext:value-type="float">
            <text:p>73088</text:p>
          </table:table-cell>
          <table:table-cell office:value-type="float" office:value="367788" calcext:value-type="float">
            <text:p>36778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089" calcext:value-type="float">
            <text:p>2089</text:p>
          </table:table-cell>
          <table:table-cell office:value-type="float" office:value="87392" calcext:value-type="float">
            <text:p>87392</text:p>
          </table:table-cell>
          <table:table-cell office:value-type="float" office:value="69131" calcext:value-type="float">
            <text:p>69131</text:p>
          </table:table-cell>
          <table:table-cell office:value-type="float" office:value="346343" calcext:value-type="float">
            <text:p>3463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2276" calcext:value-type="float">
            <text:p>2276</text:p>
          </table:table-cell>
          <table:table-cell office:value-type="float" office:value="82059" calcext:value-type="float">
            <text:p>82059</text:p>
          </table:table-cell>
          <table:table-cell office:value-type="float" office:value="66207" calcext:value-type="float">
            <text:p>66207</text:p>
          </table:table-cell>
          <table:table-cell office:value-type="float" office:value="225247" calcext:value-type="float">
            <text:p>225247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11" calcext:value-type="float">
            <text:p>5011</text:p>
          </table:table-cell>
          <table:table-cell office:value-type="float" office:value="76670" calcext:value-type="float">
            <text:p>76670</text:p>
          </table:table-cell>
          <table:table-cell office:value-type="float" office:value="43737" calcext:value-type="float">
            <text:p>43737</text:p>
          </table:table-cell>
          <table:table-cell office:value-type="float" office:value="102035" calcext:value-type="float">
            <text:p>1020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29" calcext:value-type="float">
            <text:p>5029</text:p>
          </table:table-cell>
          <table:table-cell office:value-type="float" office:value="71433" calcext:value-type="float">
            <text:p>71433</text:p>
          </table:table-cell>
          <table:table-cell office:value-type="float" office:value="41646" calcext:value-type="float">
            <text:p>41646</text:p>
          </table:table-cell>
          <table:table-cell office:value-type="float" office:value="102035" calcext:value-type="float">
            <text:p>1020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062" calcext:value-type="float">
            <text:p>5062</text:p>
          </table:table-cell>
          <table:table-cell office:value-type="float" office:value="66324" calcext:value-type="float">
            <text:p>66324</text:p>
          </table:table-cell>
          <table:table-cell office:value-type="float" office:value="41646" calcext:value-type="float">
            <text:p>41646</text:p>
          </table:table-cell>
          <table:table-cell office:value-type="float" office:value="102035" calcext:value-type="float">
            <text:p>1020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260" calcext:value-type="float">
            <text:p>5260</text:p>
          </table:table-cell>
          <table:table-cell office:value-type="float" office:value="61282" calcext:value-type="float">
            <text:p>61282</text:p>
          </table:table-cell>
          <table:table-cell office:value-type="float" office:value="34986" calcext:value-type="float">
            <text:p>34986</text:p>
          </table:table-cell>
          <table:table-cell office:value-type="float" office:value="101820" calcext:value-type="float">
            <text:p>101820</text:p>
          </table:table-cell>
          <table:table-cell/>
        </table:table-row>
        <table:table-row table:style-name="ro1">
          <table:table-cell table:number-columns-repeated="6"/>
          <table:table-cell office:value-type="float" office:value="5545" calcext:value-type="float">
            <text:p>5545</text:p>
          </table:table-cell>
          <table:table-cell office:value-type="float" office:value="56151" calcext:value-type="float">
            <text:p>56151</text:p>
          </table:table-cell>
          <table:table-cell office:value-type="float" office:value="24521" calcext:value-type="float">
            <text:p>24521</text:p>
          </table:table-cell>
          <table:table-cell office:value-type="float" office:value="97626" calcext:value-type="float">
            <text:p>976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6652" calcext:value-type="float">
            <text:p>6652</text:p>
          </table:table-cell>
          <table:table-cell office:value-type="float" office:value="50906" calcext:value-type="float">
            <text:p>50906</text:p>
          </table:table-cell>
          <table:table-cell office:value-type="float" office:value="14417" calcext:value-type="float">
            <text:p>14417</text:p>
          </table:table-cell>
          <table:table-cell office:value-type="float" office:value="75402" calcext:value-type="float">
            <text:p>754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718" calcext:value-type="float">
            <text:p>6718</text:p>
          </table:table-cell>
          <table:table-cell office:value-type="float" office:value="44862" calcext:value-type="float">
            <text:p>44862</text:p>
          </table:table-cell>
          <table:table-cell office:value-type="float" office:value="12318" calcext:value-type="float">
            <text:p>12318</text:p>
          </table:table-cell>
          <table:table-cell office:value-type="float" office:value="75402" calcext:value-type="float">
            <text:p>75402</text:p>
          </table:table-cell>
          <table:table-cell/>
        </table:table-row>
        <table:table-row table:style-name="ro1">
          <table:table-cell table:number-columns-repeated="6"/>
          <table:table-cell office:value-type="float" office:value="6755" calcext:value-type="float">
            <text:p>6755</text:p>
          </table:table-cell>
          <table:table-cell office:value-type="float" office:value="37788" calcext:value-type="float">
            <text:p>37788</text:p>
          </table:table-cell>
          <table:table-cell office:value-type="float" office:value="11824" calcext:value-type="float">
            <text:p>11824</text:p>
          </table:table-cell>
          <table:table-cell office:value-type="float" office:value="71433" calcext:value-type="float">
            <text:p>714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6772" calcext:value-type="float">
            <text:p>6772</text:p>
          </table:table-cell>
          <table:table-cell office:value-type="float" office:value="32274" calcext:value-type="float">
            <text:p>32274</text:p>
          </table:table-cell>
          <table:table-cell office:value-type="float" office:value="11736" calcext:value-type="float">
            <text:p>11736</text:p>
          </table:table-cell>
          <table:table-cell office:value-type="float" office:value="71433" calcext:value-type="float">
            <text:p>714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6822" calcext:value-type="float">
            <text:p>6822</text:p>
          </table:table-cell>
          <table:table-cell office:value-type="float" office:value="26796" calcext:value-type="float">
            <text:p>26796</text:p>
          </table:table-cell>
          <table:table-cell office:value-type="float" office:value="11527" calcext:value-type="float">
            <text:p>11527</text:p>
          </table:table-cell>
          <table:table-cell office:value-type="float" office:value="71433" calcext:value-type="float">
            <text:p>714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6877" calcext:value-type="float">
            <text:p>6877</text:p>
          </table:table-cell>
          <table:table-cell office:value-type="float" office:value="21767" calcext:value-type="float">
            <text:p>21767</text:p>
          </table:table-cell>
          <table:table-cell office:value-type="float" office:value="11271" calcext:value-type="float">
            <text:p>11271</text:p>
          </table:table-cell>
          <table:table-cell office:value-type="float" office:value="66324" calcext:value-type="float">
            <text:p>663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6946" calcext:value-type="float">
            <text:p>6946</text:p>
          </table:table-cell>
          <table:table-cell office:value-type="float" office:value="16716" calcext:value-type="float">
            <text:p>16716</text:p>
          </table:table-cell>
          <table:table-cell office:value-type="float" office:value="11163" calcext:value-type="float">
            <text:p>11163</text:p>
          </table:table-cell>
          <table:table-cell office:value-type="float" office:value="63564" calcext:value-type="float">
            <text:p>63564</text:p>
          </table:table-cell>
          <table:table-cell/>
        </table:table-row>
        <table:table-row table:style-name="ro1">
          <table:table-cell table:number-columns-repeated="6"/>
          <table:table-cell office:value-type="float" office:value="8604" calcext:value-type="float">
            <text:p>8604</text:p>
          </table:table-cell>
          <table:table-cell office:value-type="float" office:value="11706" calcext:value-type="float">
            <text:p>11706</text:p>
          </table:table-cell>
          <table:table-cell office:value-type="float" office:value="8639" calcext:value-type="float">
            <text:p>8639</text:p>
          </table:table-cell>
          <table:table-cell office:value-type="float" office:value="21195" calcext:value-type="float">
            <text:p>21195</text:p>
          </table:table-cell>
          <table:table-cell/>
        </table:table-row>
      </table:table>
      <table:named-expressions/>
      <table:database-ranges>
        <table:database-range table:name="__Anonymous_Sheet_DB__0" table:target-range-address="KFmodel.H31:KFmodel.H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7:46:24.437696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8T00:53:21.478843594</meta:creation-date>
    <dc:date>2021-01-12T18:14:03.425109474</dc:date>
    <meta:editing-duration>PT3H53M28S</meta:editing-duration>
    <meta:editing-cycles>3</meta:editing-cycles>
    <meta:generator>LibreOffice/6.0.7.3$Linux_X86_64 LibreOffice_project/00m0$Build-3</meta:generator>
    <meta:document-statistic meta:table-count="2" meta:cell-count="767" meta:object-count="0"/>
  </office:meta>
</office:document-meta>
</file>